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3" calcext:value-type="float">
            <text:p>31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4" calcext:value-type="float">
            <text:p>3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4" calcext:value-type="float">
            <text:p>3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2" calcext:value-type="float">
            <text:p>31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3" calcext:value-type="float">
            <text:p>3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8" calcext:value-type="float">
            <text:p>2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6" calcext:value-type="float">
            <text:p>3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299" calcext:value-type="float">
            <text:p>42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8" calcext:value-type="float">
            <text:p>33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3" calcext:value-type="float">
            <text:p>27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0" calcext:value-type="float">
            <text:p>27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5" calcext:value-type="float">
            <text:p>27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59" calcext:value-type="float">
            <text:p>26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6" calcext:value-type="float">
            <text:p>26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4" calcext:value-type="float">
            <text:p>26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table:number-columns-repeated="2" office:value-type="float" office:value="2629" calcext:value-type="float">
            <text:p>26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1" calcext:value-type="float">
            <text:p>320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31" calcext:value-type="float">
            <text:p>28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08" calcext:value-type="float">
            <text:p>27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9">00/00/0000</text:date>, <text:time style:data-style-name="N2" text:time-value="09:34:57.395298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9T09:36:11.098731352</dc:date>
    <meta:editing-duration>PT18M20S</meta:editing-duration>
    <meta:editing-cycles>7</meta:editing-cycles>
    <meta:generator>LibreOffice/5.3.3.2$MacOSX_X86_64 LibreOffice_project/3d9a8b4b4e538a85e0782bd6c2d430bafe583448</meta:generator>
    <meta:document-statistic meta:table-count="2" meta:cell-count="14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3">
                <text:p>3103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4">
                <text:p>31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4">
                <text:p>310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8">
                <text:p>445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78">
                <text:p>4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5">
                <text:p>272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59">
                <text:p>26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6">
                <text:p>263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29">
                <text:p>262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31">
                <text:p>28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08">
                <text:p>270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44">
                <text:p>26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